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b29d" officeooo:paragraph-rsid="000ab29d"/>
    </style:style>
    <style:style style:name="P2" style:family="paragraph" style:parent-style-name="Standard">
      <style:text-properties officeooo:rsid="000c2a06" officeooo:paragraph-rsid="000c2a06"/>
    </style:style>
    <style:style style:name="P3" style:family="paragraph" style:parent-style-name="Standard">
      <style:text-properties officeooo:rsid="000d3a36" officeooo:paragraph-rsid="000d3a36"/>
    </style:style>
    <style:style style:name="P4" style:family="paragraph" style:parent-style-name="Standard">
      <style:text-properties officeooo:rsid="000e5e7f" officeooo:paragraph-rsid="000e5e7f"/>
    </style:style>
    <style:style style:name="P5" style:family="paragraph" style:parent-style-name="Standard">
      <style:text-properties officeooo:rsid="000e9889" officeooo:paragraph-rsid="000e9889"/>
    </style:style>
    <style:style style:name="P6" style:family="paragraph" style:parent-style-name="Standard">
      <style:text-properties officeooo:rsid="000f9398" officeooo:paragraph-rsid="000f9398"/>
    </style:style>
    <style:style style:name="P7" style:family="paragraph" style:parent-style-name="Standard" style:list-style-name="L1">
      <style:text-properties officeooo:rsid="000f9398" officeooo:paragraph-rsid="000f9398"/>
    </style:style>
    <style:style style:name="P8" style:family="paragraph" style:parent-style-name="Standard" style:list-style-name="L2">
      <style:text-properties officeooo:rsid="000fd401" officeooo:paragraph-rsid="000fd401"/>
    </style:style>
    <style:style style:name="P9" style:family="paragraph" style:parent-style-name="Standard" style:list-style-name="L2">
      <style:text-properties fo:font-style="italic" officeooo:rsid="000fd401" officeooo:paragraph-rsid="000fd401" style:font-style-asian="italic" style:font-style-complex="italic"/>
    </style:style>
    <style:style style:name="P10" style:family="paragraph" style:parent-style-name="Standard" style:list-style-name="L2">
      <style:text-properties fo:font-style="italic" officeooo:rsid="00100fcb" officeooo:paragraph-rsid="00100fcb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d401" style:font-style-asian="italic" style:font-style-complex="italic"/>
    </style:style>
    <style:style style:name="T3" style:family="text">
      <style:text-properties fo:color="#3465a4" loext:opacity="100%"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Pwd – print working directory</text:p>
      <text:p text:style-name="P1">ls – list directory contents</text:p>
      <text:p text:style-name="P1">ls -l = list as a list</text:p>
      <text:p text:style-name="P1">ls -t = show time stamp</text:p>
      <text:p text:style-name="P1">ls -tr = order by time reverse</text:p>
      <text:p text:style-name="P1">ls -ltr = list as a list with timestamp and revesed</text:p>
      <text:p text:style-name="P1">ls -a = show all files (hidden as well)</text:p>
      <text:p text:style-name="P1">~ = <text:span text:style-name="T1">/ home / user</text:span></text:p>
      <text:p text:style-name="P1"><text:span text:style-name="T1">mkdir = make directory</text:span></text:p>
      <text:p text:style-name="P1"><text:span text:style-name="T1">rmdir = remove directory (this wont work if directory has contents)</text:span></text:p>
      <text:p text:style-name="P1"><text:span text:style-name="T1">rm -r = removes everything in directory and directory itself</text:span></text:p>
      <text:p text:style-name="P2"><text:span text:style-name="T1">rm -rf = forcibly delete everything</text:span></text:p>
      <text:p text:style-name="P1"><text:span text:style-name="T1"/></text:p>
      <text:p text:style-name="P1"><text:span text:style-name="T1">Anything you name with a ‘.’ becomes a hidden file automatically</text:span></text:p>
      <text:p text:style-name="P1"><text:span text:style-name="T1"/></text:p>
      <text:p text:style-name="P1"><text:span text:style-name="T1"/></text:p>
      <text:p text:style-name="P2"><text:span text:style-name="T1">touch “filename” = creates an empty file with the specified Filename</text:span></text:p>
      <text:p text:style-name="P2"><text:span text:style-name="T1"/></text:p>
      <text:p text:style-name="P2"><text:span text:style-name="T1">cat “filename” = concatenate or read a file</text:span></text:p>
      <text:p text:style-name="P2"><text:span text:style-name="T1"/></text:p>
      <text:p text:style-name="P2"><text:span text:style-name="T1">mv = this command can be used for moving from source to target or renaming a file</text:span></text:p>
      <text:p text:style-name="P2"><text:span text:style-name="T1"/></text:p>
      <text:p text:style-name="P2"><text:span text:style-name="T1"/></text:p>
      <text:p text:style-name="P2"><text:span text:style-name="T1">man = manual – this command is used to read a manual about anything in Linux</text:span></text:p>
      <text:p text:style-name="P2"><text:span text:style-name="T1"/></text:p>
      <text:p text:style-name="P3"><text:span text:style-name="T1">w or who <text:s/>= shows who is logged into the system</text:span></text:p>
      <text:p text:style-name="P3"><text:span text:style-name="T1"/></text:p>
      <text:p text:style-name="P4"><text:span text:style-name="T1">top (table of processes ) =generally shows a table sorted by cpu usage of processes. Also gives an overview of where and how system resources are being utilised</text:span></text:p>
      <text:p text:style-name="P4"><text:span text:style-name="T1"/></text:p>
      <text:p text:style-name="P4"><text:span text:style-name="T1">PID = process id</text:span></text:p>
      <text:p text:style-name="P4"><text:span text:style-name="T1">USER = user</text:span></text:p>
      <text:p text:style-name="P4"><text:span text:style-name="T1">PR = Priority – lower is higher priority</text:span></text:p>
      <text:p text:style-name="P4"><text:span text:style-name="T1"/></text:p>
      <text:p text:style-name="P4"><text:span text:style-name="T1">top -n 10 = exit after running 10 lines</text:span></text:p>
      <text:p text:style-name="P4"><text:span text:style-name="T1"/></text:p>
      <text:p text:style-name="P4"><text:span text:style-name="T1">load average is broken into three parts – 1min, 5min, 15 mins</text:span></text:p>
      <text:p text:style-name="P4"><text:span text:style-name="T1"/></text:p>
      <text:p text:style-name="P5"><text:span text:style-name="T1">read for more on top - </text:span><text:span text:style-name="T3">https://www.redhat.com/sysadmin/interpret-top-output</text:span></text:p>
      <text:p text:style-name="P4"><text:span text:style-name="T1"/></text:p>
      <text:p text:style-name="P4"><text:span text:style-name="T1">netstat – tupln = show network stats for tcp, udp with numeric information</text:span></text:p>
      <text:p text:style-name="P4"><text:span text:style-name="T1"/></text:p>
      <text:p text:style-name="P4"><text:span text:style-name="T1"/></text:p>
      <text:p text:style-name="P6"><text:span text:style-name="T1">curl ifconfig.me = show public ip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>TROUBLESHOOT</text:span></text:p>
      <text:p text:style-name="P6"><text:span text:style-name="T1"/></text:p>
      <text:p text:style-name="P6"><text:span text:style-name="T1">1.<text:tab/>ssh connection refused</text:span></text:p>
      <text:list xml:id="list992992028" text:style-name="L1">
        <text:list-item>
          <text:p text:style-name="P7"><text:span text:style-name="T1">check ping to server – if successful server is reachable</text:span></text:p>
        </text:list-item>
        <text:list-item>
          <text:p text:style-name="P7"><text:span text:style-name="T1">try telnet on the port you are trying to connect</text:span></text:p>
        </text:list-item>
      </text:list>
      <text:p text:style-name="P6"><text:span text:style-name="T1"><text:tab/><text:tab/></text:span><text:span text:style-name="T2">if no – run sudo ufw allow 22</text:span></text:p>
      <text:p text:style-name="P6"><text:span text:style-name="T2"><text:tab/><text:tab/>sudo ufw reload or sudo ufw enable</text:span></text:p>
      <text:list xml:id="list2857522321" text:style-name="L2">
        <text:list-item>
          <text:p text:style-name="P8"><text:span text:style-name="T1">you might also need to go to system configuration file for ssh at </text:span></text:p>
          <text:p text:style-name="P9">/ etc / ssh /sshd_config <text:s/>and enable port 22</text:p>
          <text:p text:style-name="P10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16:57:24.083027234</meta:creation-date>
    <dc:date>2024-04-26T21:55:08.249962563</dc:date>
    <meta:editing-duration>PT36M22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36" meta:word-count="310" meta:character-count="1634" meta:non-whitespace-character-count="1349"/>
  </office:meta>
</office:document-meta>
</file>